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da9" officeooo:paragraph-rsid="001f8da9"/>
    </style:style>
    <style:style style:name="P2" style:family="paragraph" style:parent-style-name="Standard">
      <style:text-properties officeooo:rsid="0050596b" officeooo:paragraph-rsid="001f8da9"/>
    </style:style>
    <style:style style:name="P3" style:family="paragraph" style:parent-style-name="Standard">
      <style:text-properties officeooo:rsid="0050596b" officeooo:paragraph-rsid="0020577d"/>
    </style:style>
    <style:style style:name="P4" style:family="paragraph" style:parent-style-name="Standard">
      <style:text-properties officeooo:rsid="0016f0de" officeooo:paragraph-rsid="001f8da9"/>
    </style:style>
    <style:style style:name="P5" style:family="paragraph" style:parent-style-name="Standard">
      <style:text-properties officeooo:rsid="004cff27" officeooo:paragraph-rsid="001f8da9"/>
    </style:style>
    <style:style style:name="P6" style:family="paragraph" style:parent-style-name="Standard">
      <style:text-properties officeooo:rsid="004d3cd5" officeooo:paragraph-rsid="001f8da9"/>
    </style:style>
    <style:style style:name="P7" style:family="paragraph" style:parent-style-name="Standard">
      <style:text-properties officeooo:rsid="004e501e" officeooo:paragraph-rsid="001f8da9"/>
    </style:style>
    <style:style style:name="P8" style:family="paragraph" style:parent-style-name="Standard">
      <style:text-properties officeooo:rsid="004e501e" officeooo:paragraph-rsid="00216eba"/>
    </style:style>
    <style:style style:name="P9" style:family="paragraph" style:parent-style-name="Standard">
      <style:text-properties officeooo:paragraph-rsid="001f8da9"/>
    </style:style>
    <style:style style:name="P10" style:family="paragraph" style:parent-style-name="Standard">
      <style:text-properties officeooo:rsid="0020577d" officeooo:paragraph-rsid="0020577d"/>
    </style:style>
    <style:style style:name="P11" style:family="paragraph" style:parent-style-name="Standard">
      <style:text-properties officeooo:paragraph-rsid="0020577d"/>
    </style:style>
    <style:style style:name="P12" style:family="paragraph" style:parent-style-name="Standard">
      <style:text-properties officeooo:rsid="00216eba" officeooo:paragraph-rsid="00216eba"/>
    </style:style>
    <style:style style:name="P13" style:family="paragraph" style:parent-style-name="Standard">
      <style:text-properties officeooo:paragraph-rsid="00216eba"/>
    </style:style>
    <style:style style:name="T1" style:family="text">
      <style:text-properties officeooo:rsid="001f8da9"/>
    </style:style>
    <style:style style:name="T2" style:family="text">
      <style:text-properties officeooo:rsid="0016f0de"/>
    </style:style>
    <style:style style:name="T3" style:family="text">
      <style:text-properties officeooo:rsid="0020577d"/>
    </style:style>
    <style:style style:name="T4" style:family="text">
      <style:text-properties officeooo:rsid="004e501e"/>
    </style:style>
    <style:style style:name="T5" style:family="text">
      <style:text-properties officeooo:rsid="00216eba"/>
    </style:style>
    <style:style style:name="T6" style:family="text">
      <style:text-properties officeooo:rsid="0023541b"/>
    </style:style>
    <style:style style:name="T7" style:family="text">
      <style:text-properties officeooo:rsid="0023e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my arms many flowers daniel schmidt</text:p>
      <text:p text:style-name="P1"/>
      <text:p text:style-name="P1">if your are a light house then let me be your guard tower</text:p>
      <text:p text:style-name="P1">we can never really know the moment you’ll drown</text:p>
      <text:p text:style-name="P1">but at least you’d know that i was watching out for you</text:p>
      <text:p text:style-name="P1">and i was ready to swim if i knew it would have made the difference</text:p>
      <text:p text:style-name="P1"/>
      <text:p text:style-name="P4">the last time something like this happened</text:p>
      <text:p text:style-name="P9"><text:span text:style-name="T2">i wrote about </text:span><text:span text:style-name="T1">the surgeon’s hand</text:span><text:span text:style-name="T2"> </text:span><text:span text:style-name="T1">c</text:span><text:span text:style-name="T2">arving black rock</text:span></text:p>
      <text:p text:style-name="P4">territorial nostalgia <text:span text:style-name="T1">being broken open at your rib cage</text:span></text:p>
      <text:p text:style-name="P9"><text:span text:style-name="T7">then as now, </text:span>the snowing <text:span text:style-name="T7">is falling in a way that </text:span><text:span text:style-name="T1">soak</text:span><text:span text:style-name="T7">s</text:span> everything</text:p>
      <text:p text:style-name="P5"/>
      <text:p text:style-name="P5">heaving,</text:p>
      <text:p text:style-name="P5">drive all morning, all afternoon, and decide at the door </text:p>
      <text:p text:style-name="P5">the choice is clear: be separated or stay, so stay.</text:p>
      <text:p text:style-name="P9"><text:span text:style-name="T1">check in each </text:span><text:span text:style-name="T3">day</text:span><text:span text:style-name="T1"> and the choice never changes.</text:span></text:p>
      <text:p text:style-name="P9"/>
      <text:p text:style-name="P6">so i stay and time changes suddenly,</text:p>
      <text:p text:style-name="P6">what was yesterday is no longer the case for today</text:p>
      <text:p text:style-name="P9"><text:span text:style-name="T5">i will be here as the water shifts</text:span><text:span text:style-name="T4"> </text:span><text:span text:style-name="T5">from </text:span><text:span text:style-name="T3">slipping </text:span><text:span text:style-name="T5">into</text:span><text:span text:style-name="T3"> wading</text:span></text:p>
      <text:p text:style-name="P12">waiting for your mind to find its way back to the surface</text:p>
      <text:p text:style-name="P7"/>
      <text:p text:style-name="P10">softly,</text:p>
      <text:p text:style-name="P3">softer still, stiller still </text:p>
      <text:p text:style-name="P13"><text:span text:style-name="T5">your wordless voice never to be mistook for </text:span><text:span text:style-name="T6">missing</text:span></text:p>
      <text:p text:style-name="P8">on water we will walk together soon, <text:span text:style-name="T3">hand in hand</text:span></text:p>
      <text:p text:style-name="P11"/>
      <text:p text:style-name="P2"/>
      <text:p text:style-name="P2">rushing beneath the surface life lingers&lt;br&gt;</text:p>
      <text:p text:style-name="P2">i will not lull you into understanding&lt;br&gt;</text:p>
      <text:p text:style-name="P2">i will wait, day by day, until like spring&lt;br&gt;</text:p>
      <text:p text:style-name="P2">your mind remerges&lt;br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0:14:39.387738516</meta:creation-date>
    <meta:generator>LibreOffice/6.4.6.2$Linux_X86_64 LibreOffice_project/40$Build-2</meta:generator>
    <dc:date>2020-12-20T21:42:39.476612548</dc:date>
    <meta:editing-duration>PT24M50S</meta:editing-duration>
    <meta:editing-cycles>1</meta:editing-cycles>
    <meta:document-statistic meta:table-count="0" meta:image-count="0" meta:object-count="0" meta:page-count="1" meta:paragraph-count="25" meta:word-count="214" meta:character-count="1135" meta:non-whitespace-character-count="944"/>
  </office:meta>
</office:document-meta>
</file>